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0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 1" table:style-name="ta1">
        <table:shapes>
          <draw:frame draw:z-index="0" draw:style-name="gr1" draw:text-style-name="P1" svg:width="998.82pt" svg:height="277.37pt" svg:x="13.52pt" svg:y="195.19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98.82pt" svg:height="233.57pt" svg:x="10.63pt" svg:y="499.2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oken traces from sergi, Fuzzy 0.2 and 0.999, inc 1 dec to 1, step of all probs=1 (no gaussian) no randomized (no shuffling), IF true (no cheat weights or anything)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Bodytrack</text:p>
          </table:table-cell>
          <table:table-cell table:style-name="ce1" office:value-type="string" calcext:value-type="string">
            <text:p>Cannea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cean-C</text:p>
          </table:table-cell>
          <table:table-cell table:style-name="ce1" office:value-type="string" calcext:value-type="string">
            <text:p>Ocean-NC</text:p>
          </table:table-cell>
          <table:table-cell table:style-name="ce1" office:value-type="string" calcext:value-type="string">
            <text:p>Pagerank</text:p>
          </table:table-cell>
          <table:table-cell table:style-name="ce1" office:value-type="string" calcext:value-type="string">
            <text:p>Radiosity</text:p>
          </table:table-cell>
          <table:table-cell table:style-name="ce1" office:value-type="string" calcext:value-type="string">
            <text:p>Raytrace</text:p>
          </table:table-cell>
          <table:table-cell table:style-name="ce1" office:value-type="string" calcext:value-type="string">
            <text:p>SSSP</text:p>
          </table:table-cell>
          <table:table-cell table:style-name="ce1" office:value-type="string" calcext:value-type="string">
            <text:p>Streamcluster</text:p>
          </table:table-cell>
          <table:table-cell table:style-name="ce1" office:value-type="string" calcext:value-type="string">
            <text:p>Volrend</text:p>
          </table:table-cell>
          <table:table-cell table:style-name="ce1" office:value-type="string" calcext:value-type="string">
            <text:p>Wat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RS</text:p>
          </table:table-cell>
          <table:table-cell table:style-name="ce2" office:value-type="float" office:value="13346.0310666015" calcext:value-type="float">
            <text:p>13346.031</text:p>
          </table:table-cell>
          <table:table-cell table:style-name="ce2" office:value-type="float" office:value="25392.8239371204" calcext:value-type="float">
            <text:p>25392.824</text:p>
          </table:table-cell>
          <table:table-cell table:style-name="ce2" office:value-type="float" office:value="7.78" calcext:value-type="float">
            <text:p>7.780</text:p>
          </table:table-cell>
          <table:table-cell table:style-name="ce2" office:value-type="float" office:value="146717" calcext:value-type="float">
            <text:p>146717.000</text:p>
          </table:table-cell>
          <table:table-cell table:style-name="ce2" office:value-type="float" office:value="1540030" calcext:value-type="float">
            <text:p>1540030.000</text:p>
          </table:table-cell>
          <table:table-cell table:style-name="ce2" office:value-type="float" office:value="33.86" calcext:value-type="float">
            <text:p>33.860</text:p>
          </table:table-cell>
          <table:table-cell table:style-name="ce2" office:value-type="float" office:value="7.18" calcext:value-type="float">
            <text:p>7.180</text:p>
          </table:table-cell>
          <table:table-cell table:style-name="ce2" office:value-type="float" office:value="25.86" calcext:value-type="float">
            <text:p>25.860</text:p>
          </table:table-cell>
          <table:table-cell table:style-name="ce2" office:value-type="float" office:value="24386" calcext:value-type="float">
            <text:p>24386.000</text:p>
          </table:table-cell>
          <table:table-cell table:style-name="ce2" office:value-type="float" office:value="5.11" calcext:value-type="float">
            <text:p>5.110</text:p>
          </table:table-cell>
          <table:table-cell table:style-name="ce2" office:value-type="float" office:value="5.05" calcext:value-type="float">
            <text:p>5.050</text:p>
          </table:table-cell>
          <table:table-cell table:style-name="ce2" office:value-type="float" office:value="6.1" calcext:value-type="float">
            <text:p>6.100</text:p>
          </table:table-cell>
          <table:table-cell table:style-name="ce2" office:value-type="float" office:value="1361" calcext:value-type="float">
            <text:p>1361.000</text:p>
          </table:table-cell>
          <table:table-cell table:style-name="ce2" office:value-type="float" office:value="85920" calcext:value-type="float">
            <text:p>85920.000</text:p>
          </table:table-cell>
          <table:table-cell table:style-name="ce2" office:value-type="float" office:value="62506" calcext:value-type="float">
            <text:p>62506.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zzy-Token</text:p>
          </table:table-cell>
          <table:table-cell table:style-name="ce2" office:value-type="float" office:value="341" calcext:value-type="float">
            <text:p>341.000</text:p>
          </table:table-cell>
          <table:table-cell table:style-name="ce2" office:value-type="float" office:value="510.84" calcext:value-type="float">
            <text:p>510.840</text:p>
          </table:table-cell>
          <table:table-cell table:style-name="ce2" office:value-type="float" office:value="9.31" calcext:value-type="float">
            <text:p>9.310</text:p>
          </table:table-cell>
          <table:table-cell table:style-name="ce2" office:value-type="float" office:value="946.32" calcext:value-type="float">
            <text:p>946.320</text:p>
          </table:table-cell>
          <table:table-cell table:style-name="ce2" office:value-type="float" office:value="32034" calcext:value-type="float">
            <text:p>32034.000</text:p>
          </table:table-cell>
          <table:table-cell table:style-name="ce2" office:value-type="float" office:value="15.95" calcext:value-type="float">
            <text:p>15.950</text:p>
          </table:table-cell>
          <table:table-cell table:style-name="ce2" office:value-type="float" office:value="6.88" calcext:value-type="float">
            <text:p>6.880</text:p>
          </table:table-cell>
          <table:table-cell table:style-name="ce2" office:value-type="float" office:value="12.08" calcext:value-type="float">
            <text:p>12.080</text:p>
          </table:table-cell>
          <table:table-cell table:style-name="ce2" office:value-type="float" office:value="13651" calcext:value-type="float">
            <text:p>13651.000</text:p>
          </table:table-cell>
          <table:table-cell table:style-name="ce2" office:value-type="float" office:value="5.21" calcext:value-type="float">
            <text:p>5.210</text:p>
          </table:table-cell>
          <table:table-cell table:style-name="ce2" office:value-type="float" office:value="5.09" calcext:value-type="float">
            <text:p>5.090</text:p>
          </table:table-cell>
          <table:table-cell table:style-name="ce2" office:value-type="float" office:value="5.48" calcext:value-type="float">
            <text:p>5.480</text:p>
          </table:table-cell>
          <table:table-cell table:style-name="ce2" office:value-type="float" office:value="536" calcext:value-type="float">
            <text:p>536.000</text:p>
          </table:table-cell>
          <table:table-cell table:style-name="ce2" office:value-type="float" office:value="79950" calcext:value-type="float">
            <text:p>79950.000</text:p>
          </table:table-cell>
          <table:table-cell table:style-name="ce2" office:value-type="float" office:value="481" calcext:value-type="float">
            <text:p>481.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ken</text:p>
          </table:table-cell>
          <table:table-cell table:style-name="ce2" office:value-type="float" office:value="314" calcext:value-type="float">
            <text:p>314.000</text:p>
          </table:table-cell>
          <table:table-cell table:style-name="ce2" office:value-type="float" office:value="675" calcext:value-type="float">
            <text:p>675.000</text:p>
          </table:table-cell>
          <table:table-cell table:style-name="ce2" office:value-type="float" office:value="127.75" calcext:value-type="float">
            <text:p>127.750</text:p>
          </table:table-cell>
          <table:table-cell table:style-name="ce2" office:value-type="float" office:value="905.3" calcext:value-type="float">
            <text:p>905.300</text:p>
          </table:table-cell>
          <table:table-cell table:style-name="ce2" office:value-type="float" office:value="709" calcext:value-type="float">
            <text:p>709.000</text:p>
          </table:table-cell>
          <table:table-cell table:style-name="ce2" office:value-type="float" office:value="57.84" calcext:value-type="float">
            <text:p>57.840</text:p>
          </table:table-cell>
          <table:table-cell table:style-name="ce2" office:value-type="float" office:value="37.86" calcext:value-type="float">
            <text:p>37.860</text:p>
          </table:table-cell>
          <table:table-cell table:style-name="ce2" office:value-type="float" office:value="41.19" calcext:value-type="float">
            <text:p>41.190</text:p>
          </table:table-cell>
          <table:table-cell table:style-name="ce2" office:value-type="float" office:value="13648" calcext:value-type="float">
            <text:p>13648.000</text:p>
          </table:table-cell>
          <table:table-cell table:style-name="ce2" office:value-type="float" office:value="49.89" calcext:value-type="float">
            <text:p>49.890</text:p>
          </table:table-cell>
          <table:table-cell table:style-name="ce2" office:value-type="float" office:value="38.01" calcext:value-type="float">
            <text:p>38.010</text:p>
          </table:table-cell>
          <table:table-cell table:style-name="ce2" office:value-type="float" office:value="37.3" calcext:value-type="float">
            <text:p>37.300</text:p>
          </table:table-cell>
          <table:table-cell table:style-name="ce2" office:value-type="float" office:value="568" calcext:value-type="float">
            <text:p>568.000</text:p>
          </table:table-cell>
          <table:table-cell table:style-name="ce2" office:value-type="float" office:value="75020" calcext:value-type="float">
            <text:p>75020.000</text:p>
          </table:table-cell>
          <table:table-cell table:style-name="ce2" office:value-type="float" office:value="501" calcext:value-type="float">
            <text:p>501.000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 calcext:value-type="string">
            <text:p>NORMALIZED TO FUZZY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Bodytrack</text:p>
          </table:table-cell>
          <table:table-cell table:style-name="ce1" office:value-type="string" calcext:value-type="string">
            <text:p>Cannea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cean-C</text:p>
          </table:table-cell>
          <table:table-cell table:style-name="ce1" office:value-type="string" calcext:value-type="string">
            <text:p>Ocean-NC</text:p>
          </table:table-cell>
          <table:table-cell table:style-name="ce1" office:value-type="string" calcext:value-type="string">
            <text:p>Pagerank</text:p>
          </table:table-cell>
          <table:table-cell table:style-name="ce1" office:value-type="string" calcext:value-type="string">
            <text:p>Radiosity</text:p>
          </table:table-cell>
          <table:table-cell table:style-name="ce1" office:value-type="string" calcext:value-type="string">
            <text:p>Raytrace</text:p>
          </table:table-cell>
          <table:table-cell table:style-name="ce1" office:value-type="string" calcext:value-type="string">
            <text:p>SSSP</text:p>
          </table:table-cell>
          <table:table-cell table:style-name="ce1" office:value-type="string" calcext:value-type="string">
            <text:p>Streamcluster</text:p>
          </table:table-cell>
          <table:table-cell table:style-name="ce1" office:value-type="string" calcext:value-type="string">
            <text:p>Volrend</text:p>
          </table:table-cell>
          <table:table-cell table:style-name="ce1" office:value-type="string" calcext:value-type="string">
            <text:p>Wat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BRS</text:p>
          </table:table-cell>
          <table:table-cell table:style-name="ce2" table:formula="of:=[.B5]/[.B6]" office:value-type="float" office:value="39.1379210164267" calcext:value-type="float">
            <text:p>39.138</text:p>
          </table:table-cell>
          <table:table-cell table:style-name="ce2" table:formula="of:=[.C5]/[.C6]" office:value-type="float" office:value="49.7079788918652" calcext:value-type="float">
            <text:p>49.708</text:p>
          </table:table-cell>
          <table:table-cell table:style-name="ce2" table:formula="of:=[.D5]/[.D6]" office:value-type="float" office:value="0.835660580021482" calcext:value-type="float">
            <text:p>0.836</text:p>
          </table:table-cell>
          <table:table-cell table:style-name="ce2" table:formula="of:=[.E5]/[.E6]" office:value-type="float" office:value="155.039521514921" calcext:value-type="float">
            <text:p>155.040</text:p>
          </table:table-cell>
          <table:table-cell table:style-name="ce2" table:formula="of:=[.F5]/[.F6]" office:value-type="float" office:value="48.0748579634139" calcext:value-type="float">
            <text:p>48.075</text:p>
          </table:table-cell>
          <table:table-cell table:style-name="ce2" table:formula="of:=[.G5]/[.G6]" office:value-type="float" office:value="2.12288401253918" calcext:value-type="float">
            <text:p>2.123</text:p>
          </table:table-cell>
          <table:table-cell table:style-name="ce2" table:formula="of:=[.H5]/[.H6]" office:value-type="float" office:value="1.04360465116279" calcext:value-type="float">
            <text:p>1.044</text:p>
          </table:table-cell>
          <table:table-cell table:style-name="ce2" table:formula="of:=[.I5]/[.I6]" office:value-type="float" office:value="2.14072847682119" calcext:value-type="float">
            <text:p>2.141</text:p>
          </table:table-cell>
          <table:table-cell table:style-name="ce2" table:formula="of:=[.J5]/[.J6]" office:value-type="float" office:value="1.78638927551095" calcext:value-type="float">
            <text:p>1.786</text:p>
          </table:table-cell>
          <table:table-cell table:style-name="ce2" table:formula="of:=[.K5]/[.K6]" office:value-type="float" office:value="0.980806142034549" calcext:value-type="float">
            <text:p>0.981</text:p>
          </table:table-cell>
          <table:table-cell table:style-name="ce2" table:formula="of:=[.L5]/[.L6]" office:value-type="float" office:value="0.992141453831041" calcext:value-type="float">
            <text:p>0.992</text:p>
          </table:table-cell>
          <table:table-cell table:style-name="ce2" table:formula="of:=[.M5]/[.M6]" office:value-type="float" office:value="1.11313868613139" calcext:value-type="float">
            <text:p>1.113</text:p>
          </table:table-cell>
          <table:table-cell table:style-name="ce2" table:formula="of:=[.N5]/[.N6]" office:value-type="float" office:value="2.53917910447761" calcext:value-type="float">
            <text:p>2.539</text:p>
          </table:table-cell>
          <table:table-cell table:style-name="ce2" table:formula="of:=[.O5]/[.O6]" office:value-type="float" office:value="1.07467166979362" calcext:value-type="float">
            <text:p>1.075</text:p>
          </table:table-cell>
          <table:table-cell table:style-name="ce2" table:formula="of:=[.P5]/[.P6]" office:value-type="float" office:value="129.950103950104" calcext:value-type="float">
            <text:p>129.9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zzy-Token</text:p>
          </table:table-cell>
          <table:table-cell table:style-name="ce2" table:formula="of:=[.B6]/[.B6]" office:value-type="float" office:value="1" calcext:value-type="float">
            <text:p>1.000</text:p>
          </table:table-cell>
          <table:table-cell table:style-name="ce2" table:formula="of:=[.C6]/[.C6]" office:value-type="float" office:value="1" calcext:value-type="float">
            <text:p>1.000</text:p>
          </table:table-cell>
          <table:table-cell table:style-name="ce2" table:formula="of:=[.D6]/[.D6]" office:value-type="float" office:value="1" calcext:value-type="float">
            <text:p>1.000</text:p>
          </table:table-cell>
          <table:table-cell table:style-name="ce2" table:formula="of:=[.E6]/[.E6]" office:value-type="float" office:value="1" calcext:value-type="float">
            <text:p>1.000</text:p>
          </table:table-cell>
          <table:table-cell table:style-name="ce2" table:formula="of:=[.F6]/[.F6]" office:value-type="float" office:value="1" calcext:value-type="float">
            <text:p>1.000</text:p>
          </table:table-cell>
          <table:table-cell table:style-name="ce2" table:formula="of:=[.G6]/[.G6]" office:value-type="float" office:value="1" calcext:value-type="float">
            <text:p>1.000</text:p>
          </table:table-cell>
          <table:table-cell table:style-name="ce2" table:formula="of:=[.H6]/[.H6]" office:value-type="float" office:value="1" calcext:value-type="float">
            <text:p>1.000</text:p>
          </table:table-cell>
          <table:table-cell table:style-name="ce2" table:formula="of:=[.I6]/[.I6]" office:value-type="float" office:value="1" calcext:value-type="float">
            <text:p>1.000</text:p>
          </table:table-cell>
          <table:table-cell table:style-name="ce2" table:formula="of:=[.J6]/[.J6]" office:value-type="float" office:value="1" calcext:value-type="float">
            <text:p>1.000</text:p>
          </table:table-cell>
          <table:table-cell table:style-name="ce2" table:formula="of:=[.K6]/[.K6]" office:value-type="float" office:value="1" calcext:value-type="float">
            <text:p>1.000</text:p>
          </table:table-cell>
          <table:table-cell table:style-name="ce2" table:formula="of:=[.L6]/[.L6]" office:value-type="float" office:value="1" calcext:value-type="float">
            <text:p>1.000</text:p>
          </table:table-cell>
          <table:table-cell table:style-name="ce2" table:formula="of:=[.M6]/[.M6]" office:value-type="float" office:value="1" calcext:value-type="float">
            <text:p>1.000</text:p>
          </table:table-cell>
          <table:table-cell table:style-name="ce2" table:formula="of:=[.N6]/[.N6]" office:value-type="float" office:value="1" calcext:value-type="float">
            <text:p>1.000</text:p>
          </table:table-cell>
          <table:table-cell table:style-name="ce2" table:formula="of:=[.O6]/[.O6]" office:value-type="float" office:value="1" calcext:value-type="float">
            <text:p>1.000</text:p>
          </table:table-cell>
          <table:table-cell table:style-name="ce2" table:formula="of:=[.P6]/[.P6]" office:value-type="float" office:value="1" calcext:value-type="float">
            <text:p>1.00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ken</text:p>
          </table:table-cell>
          <table:table-cell table:style-name="ce2" table:formula="of:=[.B7]/[.B6]" office:value-type="float" office:value="0.920821114369501" calcext:value-type="float">
            <text:p>0.921</text:p>
          </table:table-cell>
          <table:table-cell table:style-name="ce2" table:formula="of:=[.C7]/[.C6]" office:value-type="float" office:value="1.32135306553911" calcext:value-type="float">
            <text:p>1.321</text:p>
          </table:table-cell>
          <table:table-cell table:style-name="ce2" table:formula="of:=[.D7]/[.D6]" office:value-type="float" office:value="13.7218045112782" calcext:value-type="float">
            <text:p>13.722</text:p>
          </table:table-cell>
          <table:table-cell table:style-name="ce2" table:formula="of:=[.E7]/[.E6]" office:value-type="float" office:value="0.956653140586694" calcext:value-type="float">
            <text:p>0.957</text:p>
          </table:table-cell>
          <table:table-cell table:style-name="ce2" table:formula="of:=[.F7]/[.F6]" office:value-type="float" office:value="0.0221327339701567" calcext:value-type="float">
            <text:p>0.022</text:p>
          </table:table-cell>
          <table:table-cell table:style-name="ce2" table:formula="of:=[.G7]/[.G6]" office:value-type="float" office:value="3.62633228840125" calcext:value-type="float">
            <text:p>3.626</text:p>
          </table:table-cell>
          <table:table-cell table:style-name="ce2" table:formula="of:=[.H7]/[.H6]" office:value-type="float" office:value="5.50290697674419" calcext:value-type="float">
            <text:p>5.503</text:p>
          </table:table-cell>
          <table:table-cell table:style-name="ce2" table:formula="of:=[.I7]/[.I6]" office:value-type="float" office:value="3.40976821192053" calcext:value-type="float">
            <text:p>3.410</text:p>
          </table:table-cell>
          <table:table-cell table:style-name="ce2" table:formula="of:=[.J7]/[.J6]" office:value-type="float" office:value="0.999780235880155" calcext:value-type="float">
            <text:p>1.000</text:p>
          </table:table-cell>
          <table:table-cell table:style-name="ce2" table:formula="of:=[.K7]/[.K6]" office:value-type="float" office:value="9.57581573896353" calcext:value-type="float">
            <text:p>9.576</text:p>
          </table:table-cell>
          <table:table-cell table:style-name="ce2" table:formula="of:=[.L7]/[.L6]" office:value-type="float" office:value="7.46758349705305" calcext:value-type="float">
            <text:p>7.468</text:p>
          </table:table-cell>
          <table:table-cell table:style-name="ce2" table:formula="of:=[.M7]/[.M6]" office:value-type="float" office:value="6.80656934306569" calcext:value-type="float">
            <text:p>6.807</text:p>
          </table:table-cell>
          <table:table-cell table:style-name="ce2" table:formula="of:=[.N7]/[.N6]" office:value-type="float" office:value="1.05970149253731" calcext:value-type="float">
            <text:p>1.060</text:p>
          </table:table-cell>
          <table:table-cell table:style-name="ce2" table:formula="of:=[.O7]/[.O6]" office:value-type="float" office:value="0.93833646028768" calcext:value-type="float">
            <text:p>0.938</text:p>
          </table:table-cell>
          <table:table-cell table:style-name="ce2" table:formula="of:=[.P7]/[.P6]" office:value-type="float" office:value="1.04158004158004" calcext:value-type="float">
            <text:p>1.04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 table:number-rows-repeated="3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</table:table>
      <table:table table:name="iter 2" table:style-name="ta1">
        <table:shapes>
          <draw:frame draw:z-index="0" draw:style-name="gr1" draw:text-style-name="P1" svg:width="998.82pt" svg:height="277.37pt" svg:x="13.52pt" svg:y="195.19pt">
            <loext:p draw:notify-on-update-of-ranges="'iter 2'.A4:'iter 2'.A4 'iter 2'.B4:'iter 2'.O4 'iter 2'.A5:'iter 2'.A5 'iter 2'.B5:'iter 2'.O5 'iter 2'.A6:'iter 2'.A6 'iter 2'.B6:'iter 2'.O6 'iter 2'.A7:'iter 2'.A7 'iter 2'.B7:'iter 2'.O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98.82pt" svg:height="233.57pt" svg:x="10.63pt" svg:y="499.24pt">
            <loext:p draw:notify-on-update-of-ranges="'iter 2'.A11:'iter 2'.A11 'iter 2'.B11:'iter 2'.O11 'iter 2'.A12:'iter 2'.A12 'iter 2'.B12:'iter 2'.O12 'iter 2'.A13:'iter 2'.A13 'iter 2'.B13:'iter 2'.O13 'iter 2'.A14:'iter 2'.A14 'iter 2'.B14:'iter 2'.O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oken traces from sergi, Fuzzy 0.1 and 0.9, inc 1 dec to 1, step of all probs=1 (no gaussian) no randomized (no shuffling), IF true (no cheat weights or anything)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Bodytrack</text:p>
          </table:table-cell>
          <table:table-cell table:style-name="ce1" office:value-type="string" calcext:value-type="string">
            <text:p>Cannea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cean-C</text:p>
          </table:table-cell>
          <table:table-cell table:style-name="ce1" office:value-type="string" calcext:value-type="string">
            <text:p>Ocean-NC</text:p>
          </table:table-cell>
          <table:table-cell table:style-name="ce1" office:value-type="string" calcext:value-type="string">
            <text:p>Pagerank</text:p>
          </table:table-cell>
          <table:table-cell table:style-name="ce1" office:value-type="string" calcext:value-type="string">
            <text:p>Radiosity</text:p>
          </table:table-cell>
          <table:table-cell table:style-name="ce1" office:value-type="string" calcext:value-type="string">
            <text:p>Raytrace</text:p>
          </table:table-cell>
          <table:table-cell table:style-name="ce1" office:value-type="string" calcext:value-type="string">
            <text:p>SSSP</text:p>
          </table:table-cell>
          <table:table-cell table:style-name="ce1" office:value-type="string" calcext:value-type="string">
            <text:p>Streamcluster</text:p>
          </table:table-cell>
          <table:table-cell table:style-name="ce1" office:value-type="string" calcext:value-type="string">
            <text:p>Volrend</text:p>
          </table:table-cell>
          <table:table-cell table:style-name="ce1" office:value-type="string" calcext:value-type="string">
            <text:p>Wa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RS</text:p>
          </table:table-cell>
          <table:table-cell table:style-name="ce2" office:value-type="float" office:value="13346.0310666015" calcext:value-type="float">
            <text:p>13346.031</text:p>
          </table:table-cell>
          <table:table-cell table:style-name="ce2" office:value-type="float" office:value="26796.7" calcext:value-type="float">
            <text:p>26796.700</text:p>
          </table:table-cell>
          <table:table-cell table:style-name="ce2" office:value-type="float" office:value="7.78383" calcext:value-type="float">
            <text:p>7.784</text:p>
          </table:table-cell>
          <table:table-cell table:style-name="ce2" office:value-type="float" office:value="153585" calcext:value-type="float">
            <text:p>153585.000</text:p>
          </table:table-cell>
          <table:table-cell table:style-name="ce2" office:value-type="float" office:value="35.3921" calcext:value-type="float">
            <text:p>35.392</text:p>
          </table:table-cell>
          <table:table-cell table:style-name="ce2" office:value-type="float" office:value="7.15958" calcext:value-type="float">
            <text:p>7.160</text:p>
          </table:table-cell>
          <table:table-cell table:style-name="ce2" office:value-type="float" office:value="26.0109" calcext:value-type="float">
            <text:p>26.011</text:p>
          </table:table-cell>
          <table:table-cell table:style-name="ce2" office:value-type="float" office:value="24911.5" calcext:value-type="float">
            <text:p>24911.500</text:p>
          </table:table-cell>
          <table:table-cell table:style-name="ce2" office:value-type="float" office:value="5.14247" calcext:value-type="float">
            <text:p>5.142</text:p>
          </table:table-cell>
          <table:table-cell table:style-name="ce2" office:value-type="float" office:value="5.0566" calcext:value-type="float">
            <text:p>5.057</text:p>
          </table:table-cell>
          <table:table-cell table:style-name="ce2" office:value-type="float" office:value="6.07252" calcext:value-type="float">
            <text:p>6.073</text:p>
          </table:table-cell>
          <table:table-cell table:style-name="ce2" office:value-type="float" office:value="1397.67" calcext:value-type="float">
            <text:p>1397.670</text:p>
          </table:table-cell>
          <table:table-cell table:style-name="ce2" office:value-type="float" office:value="86734.3" calcext:value-type="float">
            <text:p>86734.300</text:p>
          </table:table-cell>
          <table:table-cell table:style-name="ce2" office:value-type="float" office:value="62712.2" calcext:value-type="float">
            <text:p>62712.2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zzy-Token</text:p>
          </table:table-cell>
          <table:table-cell table:style-name="ce2" office:value-type="float" office:value="341" calcext:value-type="float">
            <text:p>341.000</text:p>
          </table:table-cell>
          <table:table-cell table:style-name="ce2" office:value-type="float" office:value="510.849" calcext:value-type="float">
            <text:p>510.849</text:p>
          </table:table-cell>
          <table:table-cell table:style-name="ce2" office:value-type="float" office:value="9.3154" calcext:value-type="float">
            <text:p>9.315</text:p>
          </table:table-cell>
          <table:table-cell table:style-name="ce2" office:value-type="float" office:value="946.32" calcext:value-type="float">
            <text:p>946.320</text:p>
          </table:table-cell>
          <table:table-cell table:style-name="ce2" office:value-type="float" office:value="15.9506" calcext:value-type="float">
            <text:p>15.951</text:p>
          </table:table-cell>
          <table:table-cell table:style-name="ce2" office:value-type="float" office:value="6.88141" calcext:value-type="float">
            <text:p>6.881</text:p>
          </table:table-cell>
          <table:table-cell table:style-name="ce2" office:value-type="float" office:value="12.0884" calcext:value-type="float">
            <text:p>12.088</text:p>
          </table:table-cell>
          <table:table-cell table:style-name="ce2" office:value-type="float" office:value="13651.7" calcext:value-type="float">
            <text:p>13651.700</text:p>
          </table:table-cell>
          <table:table-cell table:style-name="ce2" office:value-type="float" office:value="5.21609" calcext:value-type="float">
            <text:p>5.216</text:p>
          </table:table-cell>
          <table:table-cell table:style-name="ce2" office:value-type="float" office:value="5.09935" calcext:value-type="float">
            <text:p>5.099</text:p>
          </table:table-cell>
          <table:table-cell table:style-name="ce2" office:value-type="float" office:value="5.48939" calcext:value-type="float">
            <text:p>5.489</text:p>
          </table:table-cell>
          <table:table-cell table:style-name="ce2" office:value-type="float" office:value="536.527" calcext:value-type="float">
            <text:p>536.527</text:p>
          </table:table-cell>
          <table:table-cell table:style-name="ce2" office:value-type="float" office:value="79950.2" calcext:value-type="float">
            <text:p>79950.200</text:p>
          </table:table-cell>
          <table:table-cell table:style-name="ce2" office:value-type="float" office:value="481.614" calcext:value-type="float">
            <text:p>481.6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ken</text:p>
          </table:table-cell>
          <table:table-cell table:style-name="ce2" office:value-type="float" office:value="314" calcext:value-type="float">
            <text:p>314.000</text:p>
          </table:table-cell>
          <table:table-cell table:style-name="ce2" office:value-type="float" office:value="675.925" calcext:value-type="float">
            <text:p>675.925</text:p>
          </table:table-cell>
          <table:table-cell table:style-name="ce2" office:value-type="float" office:value="127.754" calcext:value-type="float">
            <text:p>127.754</text:p>
          </table:table-cell>
          <table:table-cell table:style-name="ce2" office:value-type="float" office:value="905.301" calcext:value-type="float">
            <text:p>905.301</text:p>
          </table:table-cell>
          <table:table-cell table:style-name="ce2" office:value-type="float" office:value="57.8449" calcext:value-type="float">
            <text:p>57.845</text:p>
          </table:table-cell>
          <table:table-cell table:style-name="ce2" office:value-type="float" office:value="37.8632" calcext:value-type="float">
            <text:p>37.863</text:p>
          </table:table-cell>
          <table:table-cell table:style-name="ce2" office:value-type="float" office:value="41.1945" calcext:value-type="float">
            <text:p>41.195</text:p>
          </table:table-cell>
          <table:table-cell table:style-name="ce2" office:value-type="float" office:value="13648.4" calcext:value-type="float">
            <text:p>13648.400</text:p>
          </table:table-cell>
          <table:table-cell table:style-name="ce2" office:value-type="float" office:value="49.8954" calcext:value-type="float">
            <text:p>49.895</text:p>
          </table:table-cell>
          <table:table-cell table:style-name="ce2" office:value-type="float" office:value="38.0199" calcext:value-type="float">
            <text:p>38.020</text:p>
          </table:table-cell>
          <table:table-cell table:style-name="ce2" office:value-type="float" office:value="37.3046" calcext:value-type="float">
            <text:p>37.305</text:p>
          </table:table-cell>
          <table:table-cell table:style-name="ce2" office:value-type="float" office:value="568.072" calcext:value-type="float">
            <text:p>568.072</text:p>
          </table:table-cell>
          <table:table-cell table:style-name="ce2" office:value-type="float" office:value="75020.8" calcext:value-type="float">
            <text:p>75020.800</text:p>
          </table:table-cell>
          <table:table-cell table:style-name="ce2" office:value-type="float" office:value="501.592" calcext:value-type="float">
            <text:p>501.592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1" office:value-type="string" calcext:value-type="string">
            <text:p>NORMALIZED TO FUZZY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Bodytrack</text:p>
          </table:table-cell>
          <table:table-cell table:style-name="ce1" office:value-type="string" calcext:value-type="string">
            <text:p>Cannea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Ocean-C</text:p>
          </table:table-cell>
          <table:table-cell table:style-name="ce1" office:value-type="string" calcext:value-type="string">
            <text:p>Ocean-NC</text:p>
          </table:table-cell>
          <table:table-cell table:style-name="ce1" office:value-type="string" calcext:value-type="string">
            <text:p>Pagerank</text:p>
          </table:table-cell>
          <table:table-cell table:style-name="ce1" office:value-type="string" calcext:value-type="string">
            <text:p>Radiosity</text:p>
          </table:table-cell>
          <table:table-cell table:style-name="ce1" office:value-type="string" calcext:value-type="string">
            <text:p>Raytrace</text:p>
          </table:table-cell>
          <table:table-cell table:style-name="ce1" office:value-type="string" calcext:value-type="string">
            <text:p>SSSP</text:p>
          </table:table-cell>
          <table:table-cell table:style-name="ce1" office:value-type="string" calcext:value-type="string">
            <text:p>Streamcluster</text:p>
          </table:table-cell>
          <table:table-cell table:style-name="ce1" office:value-type="string" calcext:value-type="string">
            <text:p>Volrend</text:p>
          </table:table-cell>
          <table:table-cell table:style-name="ce1" office:value-type="string" calcext:value-type="string">
            <text:p>Wa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RS</text:p>
          </table:table-cell>
          <table:table-cell table:style-name="ce2" table:formula="of:=[.B5]/[.B6]" office:value-type="float" office:value="39.1379210164267" calcext:value-type="float">
            <text:p>39.138</text:p>
          </table:table-cell>
          <table:table-cell table:style-name="ce2" table:formula="of:=[.C5]/[.C6]" office:value-type="float" office:value="52.4552264955006" calcext:value-type="float">
            <text:p>52.455</text:p>
          </table:table-cell>
          <table:table-cell table:style-name="ce2" table:formula="of:=[.D5]/[.D6]" office:value-type="float" office:value="0.835587307039955" calcext:value-type="float">
            <text:p>0.836</text:p>
          </table:table-cell>
          <table:table-cell table:style-name="ce2" table:formula="of:=[.E5]/[.E6]" office:value-type="float" office:value="162.297108800406" calcext:value-type="float">
            <text:p>162.297</text:p>
          </table:table-cell>
          <table:table-cell table:style-name="ce2" table:formula="of:=[.F5]/[.F6]" office:value-type="float" office:value="2.21885697089765" calcext:value-type="float">
            <text:p>2.219</text:p>
          </table:table-cell>
          <table:table-cell table:style-name="ce2" table:formula="of:=[.G5]/[.G6]" office:value-type="float" office:value="1.04042340159938" calcext:value-type="float">
            <text:p>1.040</text:p>
          </table:table-cell>
          <table:table-cell table:style-name="ce2" table:formula="of:=[.H5]/[.H6]" office:value-type="float" office:value="2.15172396677807" calcext:value-type="float">
            <text:p>2.152</text:p>
          </table:table-cell>
          <table:table-cell table:style-name="ce2" table:formula="of:=[.I5]/[.I6]" office:value-type="float" office:value="1.8247910516639" calcext:value-type="float">
            <text:p>1.825</text:p>
          </table:table-cell>
          <table:table-cell table:style-name="ce2" table:formula="of:=[.J5]/[.J6]" office:value-type="float" office:value="0.98588597972811" calcext:value-type="float">
            <text:p>0.986</text:p>
          </table:table-cell>
          <table:table-cell table:style-name="ce2" table:formula="of:=[.K5]/[.K6]" office:value-type="float" office:value="0.991616578583545" calcext:value-type="float">
            <text:p>0.992</text:p>
          </table:table-cell>
          <table:table-cell table:style-name="ce2" table:formula="of:=[.L5]/[.L6]" office:value-type="float" office:value="1.10622856091478" calcext:value-type="float">
            <text:p>1.106</text:p>
          </table:table-cell>
          <table:table-cell table:style-name="ce2" table:formula="of:=[.M5]/[.M6]" office:value-type="float" office:value="2.60503199279813" calcext:value-type="float">
            <text:p>2.605</text:p>
          </table:table-cell>
          <table:table-cell table:style-name="ce2" table:formula="of:=[.N5]/[.N6]" office:value-type="float" office:value="1.08485407165961" calcext:value-type="float">
            <text:p>1.085</text:p>
          </table:table-cell>
          <table:table-cell table:style-name="ce2" table:formula="of:=[.O5]/[.O6]" office:value-type="float" office:value="130.212576876918" calcext:value-type="float">
            <text:p>130.21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uzzy-Token</text:p>
          </table:table-cell>
          <table:table-cell table:style-name="ce2" table:formula="of:=[.B6]/[.B6]" office:value-type="float" office:value="1" calcext:value-type="float">
            <text:p>1.000</text:p>
          </table:table-cell>
          <table:table-cell table:style-name="ce2" table:formula="of:=[.C6]/[.C6]" office:value-type="float" office:value="1" calcext:value-type="float">
            <text:p>1.000</text:p>
          </table:table-cell>
          <table:table-cell table:style-name="ce2" table:formula="of:=[.D6]/[.D6]" office:value-type="float" office:value="1" calcext:value-type="float">
            <text:p>1.000</text:p>
          </table:table-cell>
          <table:table-cell table:style-name="ce2" table:formula="of:=[.E6]/[.E6]" office:value-type="float" office:value="1" calcext:value-type="float">
            <text:p>1.000</text:p>
          </table:table-cell>
          <table:table-cell table:style-name="ce2" table:formula="of:=[.F6]/[.F6]" office:value-type="float" office:value="1" calcext:value-type="float">
            <text:p>1.000</text:p>
          </table:table-cell>
          <table:table-cell table:style-name="ce2" table:formula="of:=[.G6]/[.G6]" office:value-type="float" office:value="1" calcext:value-type="float">
            <text:p>1.000</text:p>
          </table:table-cell>
          <table:table-cell table:style-name="ce2" table:formula="of:=[.H6]/[.H6]" office:value-type="float" office:value="1" calcext:value-type="float">
            <text:p>1.000</text:p>
          </table:table-cell>
          <table:table-cell table:style-name="ce2" table:formula="of:=[.I6]/[.I6]" office:value-type="float" office:value="1" calcext:value-type="float">
            <text:p>1.000</text:p>
          </table:table-cell>
          <table:table-cell table:style-name="ce2" table:formula="of:=[.J6]/[.J6]" office:value-type="float" office:value="1" calcext:value-type="float">
            <text:p>1.000</text:p>
          </table:table-cell>
          <table:table-cell table:style-name="ce2" table:formula="of:=[.K6]/[.K6]" office:value-type="float" office:value="1" calcext:value-type="float">
            <text:p>1.000</text:p>
          </table:table-cell>
          <table:table-cell table:style-name="ce2" table:formula="of:=[.L6]/[.L6]" office:value-type="float" office:value="1" calcext:value-type="float">
            <text:p>1.000</text:p>
          </table:table-cell>
          <table:table-cell table:style-name="ce2" table:formula="of:=[.M6]/[.M6]" office:value-type="float" office:value="1" calcext:value-type="float">
            <text:p>1.000</text:p>
          </table:table-cell>
          <table:table-cell table:style-name="ce2" table:formula="of:=[.N6]/[.N6]" office:value-type="float" office:value="1" calcext:value-type="float">
            <text:p>1.000</text:p>
          </table:table-cell>
          <table:table-cell table:style-name="ce2" table:formula="of:=[.O6]/[.O6]" office:value-type="float" office:value="1" calcext:value-type="float">
            <text:p>1.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ken</text:p>
          </table:table-cell>
          <table:table-cell table:style-name="ce2" table:formula="of:=[.B7]/[.B6]" office:value-type="float" office:value="0.920821114369501" calcext:value-type="float">
            <text:p>0.921</text:p>
          </table:table-cell>
          <table:table-cell table:style-name="ce2" table:formula="of:=[.C7]/[.C6]" office:value-type="float" office:value="1.32314049748556" calcext:value-type="float">
            <text:p>1.323</text:p>
          </table:table-cell>
          <table:table-cell table:style-name="ce2" table:formula="of:=[.D7]/[.D6]" office:value-type="float" office:value="13.7142795800502" calcext:value-type="float">
            <text:p>13.714</text:p>
          </table:table-cell>
          <table:table-cell table:style-name="ce2" table:formula="of:=[.E7]/[.E6]" office:value-type="float" office:value="0.956654197311692" calcext:value-type="float">
            <text:p>0.957</text:p>
          </table:table-cell>
          <table:table-cell table:style-name="ce2" table:formula="of:=[.F7]/[.F6]" office:value-type="float" office:value="3.62650307825411" calcext:value-type="float">
            <text:p>3.627</text:p>
          </table:table-cell>
          <table:table-cell table:style-name="ce2" table:formula="of:=[.G7]/[.G6]" office:value-type="float" office:value="5.50224445280836" calcext:value-type="float">
            <text:p>5.502</text:p>
          </table:table-cell>
          <table:table-cell table:style-name="ce2" table:formula="of:=[.H7]/[.H6]" office:value-type="float" office:value="3.4077710863307" calcext:value-type="float">
            <text:p>3.408</text:p>
          </table:table-cell>
          <table:table-cell table:style-name="ce2" table:formula="of:=[.I7]/[.I6]" office:value-type="float" office:value="0.999758271863577" calcext:value-type="float">
            <text:p>1.000</text:p>
          </table:table-cell>
          <table:table-cell table:style-name="ce2" table:formula="of:=[.J7]/[.J6]" office:value-type="float" office:value="9.56567083773478" calcext:value-type="float">
            <text:p>9.566</text:p>
          </table:table-cell>
          <table:table-cell table:style-name="ce2" table:formula="of:=[.K7]/[.K6]" office:value-type="float" office:value="7.45583260611647" calcext:value-type="float">
            <text:p>7.456</text:p>
          </table:table-cell>
          <table:table-cell table:style-name="ce2" table:formula="of:=[.L7]/[.L6]" office:value-type="float" office:value="6.79576419237839" calcext:value-type="float">
            <text:p>6.796</text:p>
          </table:table-cell>
          <table:table-cell table:style-name="ce2" table:formula="of:=[.M7]/[.M6]" office:value-type="float" office:value="1.05879480436213" calcext:value-type="float">
            <text:p>1.059</text:p>
          </table:table-cell>
          <table:table-cell table:style-name="ce2" table:formula="of:=[.N7]/[.N6]" office:value-type="float" office:value="0.938344119214211" calcext:value-type="float">
            <text:p>0.938</text:p>
          </table:table-cell>
          <table:table-cell table:style-name="ce2" table:formula="of:=[.O7]/[.O6]" office:value-type="float" office:value="1.04148135228627" calcext:value-type="float">
            <text:p>1.041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 table:number-rows-repeated="3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2"/>
          <table:table-cell table:style-name="ce3" table:number-columns-repeated="5"/>
          <table:table-cell table:number-columns-repeated="3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00/00/0000</text:date>, <text:time style:data-style-name="N2" text:time-value="18:29:10.027473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24:38.282061035</meta:creation-date>
    <meta:generator>LibreOffice/5.1.6.2$Linux_X86_64 LibreOffice_project/10m0$Build-2</meta:generator>
    <dc:date>2019-08-17T18:53:28.403008597</dc:date>
    <meta:editing-duration>PT10H53M46S</meta:editing-duration>
    <meta:editing-cycles>16</meta:editing-cycles>
    <meta:document-statistic meta:table-count="2" meta:cell-count="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loext:min-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3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237cm" svg:height="9.786cm" xlink:href="." xlink:type="simple" chart:class="chart:bar" chart:style-name="ch1">
        <chart:title svg:x="16.247cm" svg:y="0.331cm" chart:style-name="ch2">
          <text:p>Benchmarks</text:p>
        </chart:title>
        <chart:legend chart:legend-position="end" svg:x="32.471cm" svg:y="4.108cm" style:legend-expansion="high" chart:style-name="ch3"/>
        <chart:plot-area chart:style-name="ch4" chart:data-source-has-labels="both" svg:x="1.903cm" svg:y="1.331cm" svg:width="29.864cm" svg:height="8.26cm">
          <chartooo:coordinate-region svg:x="3.001cm" svg:y="1.526cm" svg:width="28.766cm" svg:height="7.426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76cm" chart:style-name="ch7">
              <text:p>Average packet latency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Bodytrack</text:p>
              </table:table-cell>
              <table:table-cell office:value-type="string">
                <text:p>Canneal</text:p>
              </table:table-cell>
              <table:table-cell office:value-type="string">
                <text:p>CC</text:p>
              </table:table-cell>
              <table:table-cell office:value-type="string">
                <text:p>Community</text:p>
              </table:table-cell>
              <table:table-cell office:value-type="string">
                <text:p>FFT</text:p>
              </table:table-cell>
              <table:table-cell office:value-type="string">
                <text:p>Ocean-C</text:p>
              </table:table-cell>
              <table:table-cell office:value-type="string">
                <text:p>Ocean-NC</text:p>
              </table:table-cell>
              <table:table-cell office:value-type="string">
                <text:p>Pagerank</text:p>
              </table:table-cell>
              <table:table-cell office:value-type="string">
                <text:p>Radiosity</text:p>
              </table:table-cell>
              <table:table-cell office:value-type="string">
                <text:p>Raytrace</text:p>
              </table:table-cell>
              <table:table-cell office:value-type="string">
                <text:p>SSSP</text:p>
              </table:table-cell>
              <table:table-cell office:value-type="string">
                <text:p>Streamcluster</text:p>
              </table:table-cell>
              <table:table-cell office:value-type="string">
                <text:p>Volrend</text:p>
              </table:table-cell>
              <table:table-cell office:value-type="string">
                <text:p>Water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</table:table-cell>
              <table:table-cell office:value-type="float" office:value="13346.0310666015">
                <text:p>13346.0310666015</text:p>
              </table:table-cell>
              <table:table-cell office:value-type="float" office:value="25392.8239371204">
                <text:p>25392.8239371204</text:p>
              </table:table-cell>
              <table:table-cell office:value-type="float" office:value="7.78">
                <text:p>7.78</text:p>
              </table:table-cell>
              <table:table-cell office:value-type="float" office:value="146717">
                <text:p>146717</text:p>
              </table:table-cell>
              <table:table-cell office:value-type="float" office:value="1540030">
                <text:p>1540030</text:p>
              </table:table-cell>
              <table:table-cell office:value-type="float" office:value="33.86">
                <text:p>33.86</text:p>
              </table:table-cell>
              <table:table-cell office:value-type="float" office:value="7.18">
                <text:p>7.18</text:p>
              </table:table-cell>
              <table:table-cell office:value-type="float" office:value="25.86">
                <text:p>25.86</text:p>
              </table:table-cell>
              <table:table-cell office:value-type="float" office:value="24386">
                <text:p>24386</text:p>
              </table:table-cell>
              <table:table-cell office:value-type="float" office:value="5.11">
                <text:p>5.11</text:p>
              </table:table-cell>
              <table:table-cell office:value-type="float" office:value="5.05">
                <text:p>5.05</text:p>
              </table:table-cell>
              <table:table-cell office:value-type="float" office:value="6.1">
                <text:p>6.1</text:p>
              </table:table-cell>
              <table:table-cell office:value-type="float" office:value="1361">
                <text:p>1361</text:p>
              </table:table-cell>
              <table:table-cell office:value-type="float" office:value="85920">
                <text:p>85920</text:p>
              </table:table-cell>
              <table:table-cell office:value-type="float" office:value="62506">
                <text:p>62506</text:p>
              </table:table-cell>
            </table:table-row>
            <table:table-row>
              <table:table-cell office:value-type="string">
                <text:p>Fuzzy-Token</text:p>
              </table:table-cell>
              <table:table-cell office:value-type="float" office:value="341">
                <text:p>341</text:p>
              </table:table-cell>
              <table:table-cell office:value-type="float" office:value="510.84">
                <text:p>510.84</text:p>
              </table:table-cell>
              <table:table-cell office:value-type="float" office:value="9.31">
                <text:p>9.31</text:p>
              </table:table-cell>
              <table:table-cell office:value-type="float" office:value="946.32">
                <text:p>946.32</text:p>
              </table:table-cell>
              <table:table-cell office:value-type="float" office:value="32034">
                <text:p>32034</text:p>
              </table:table-cell>
              <table:table-cell office:value-type="float" office:value="15.95">
                <text:p>15.95</text:p>
              </table:table-cell>
              <table:table-cell office:value-type="float" office:value="6.88">
                <text:p>6.88</text:p>
              </table:table-cell>
              <table:table-cell office:value-type="float" office:value="12.08">
                <text:p>12.08</text:p>
              </table:table-cell>
              <table:table-cell office:value-type="float" office:value="13651">
                <text:p>13651</text:p>
              </table:table-cell>
              <table:table-cell office:value-type="float" office:value="5.21">
                <text:p>5.21</text:p>
              </table:table-cell>
              <table:table-cell office:value-type="float" office:value="5.09">
                <text:p>5.09</text:p>
              </table:table-cell>
              <table:table-cell office:value-type="float" office:value="5.48">
                <text:p>5.48</text:p>
              </table:table-cell>
              <table:table-cell office:value-type="float" office:value="536">
                <text:p>536</text:p>
              </table:table-cell>
              <table:table-cell office:value-type="float" office:value="79950">
                <text:p>7995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Token</text:p>
              </table:table-cell>
              <table:table-cell office:value-type="float" office:value="314">
                <text:p>314</text:p>
              </table:table-cell>
              <table:table-cell office:value-type="float" office:value="675">
                <text:p>675</text:p>
              </table:table-cell>
              <table:table-cell office:value-type="float" office:value="127.75">
                <text:p>127.75</text:p>
              </table:table-cell>
              <table:table-cell office:value-type="float" office:value="905.3">
                <text:p>905.3</text:p>
              </table:table-cell>
              <table:table-cell office:value-type="float" office:value="709">
                <text:p>709</text:p>
              </table:table-cell>
              <table:table-cell office:value-type="float" office:value="57.84">
                <text:p>57.84</text:p>
              </table:table-cell>
              <table:table-cell office:value-type="float" office:value="37.86">
                <text:p>37.86</text:p>
              </table:table-cell>
              <table:table-cell office:value-type="float" office:value="41.19">
                <text:p>41.19</text:p>
              </table:table-cell>
              <table:table-cell office:value-type="float" office:value="13648">
                <text:p>13648</text:p>
              </table:table-cell>
              <table:table-cell office:value-type="float" office:value="49.89">
                <text:p>49.89</text:p>
              </table:table-cell>
              <table:table-cell office:value-type="float" office:value="38.01">
                <text:p>38.01</text:p>
              </table:table-cell>
              <table:table-cell office:value-type="float" office:value="37.3">
                <text:p>37.3</text:p>
              </table:table-cell>
              <table:table-cell office:value-type="float" office:value="568">
                <text:p>568</text:p>
              </table:table-cell>
              <table:table-cell office:value-type="float" office:value="75020">
                <text:p>75020</text:p>
              </table:table-cell>
              <table:table-cell office:value-type="float" office:value="501">
                <text:p>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aximum="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37cm" svg:height="8.241cm" xlink:href="." xlink:type="simple" chart:class="chart:bar" chart:style-name="ch1">
        <chart:title svg:x="15.065cm" svg:y="0.3cm" chart:style-name="ch2">
          <text:p>Normalized benchmarks</text:p>
        </chart:title>
        <chart:legend chart:legend-position="end" svg:x="32.471cm" svg:y="3.335cm" style:legend-expansion="high" chart:style-name="ch3"/>
        <chart:plot-area chart:style-name="ch4" chart:data-source-has-labels="both" svg:x="1.903cm" svg:y="1.269cm" svg:width="29.864cm" svg:height="6.808cm">
          <chartooo:coordinate-region svg:x="2.683cm" svg:y="1.464cm" svg:width="29.084cm" svg:height="5.974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8.136cm" chart:style-name="ch7">
              <text:p>Normalized average packet latency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style-name="ch10"/>
            <chart:data-point chart:repeated="3"/>
            <chart:data-point chart:style-name="ch10"/>
            <chart:data-point chart:repeated="10"/>
          </chart:series>
          <chart:series chart:style-name="ch11" chart:values-cell-range-address="local-table.$B$3:.$P$3" chart:label-cell-address="local-table.$A$3" chart:class="chart:bar">
            <chart:data-point chart:repeated="4"/>
            <chart:data-point chart:style-name="ch10"/>
            <chart:data-point chart:repeated="10"/>
          </chart:series>
          <chart:series chart:style-name="ch12" chart:values-cell-range-address="local-table.$B$4:.$P$4" chart:label-cell-address="local-table.$A$4" chart:class="chart:bar">
            <chart:data-point chart:repeated="2"/>
            <chart:data-point chart:style-name="ch10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Bodytrack</text:p>
              </table:table-cell>
              <table:table-cell office:value-type="string">
                <text:p>Canneal</text:p>
              </table:table-cell>
              <table:table-cell office:value-type="string">
                <text:p>CC</text:p>
              </table:table-cell>
              <table:table-cell office:value-type="string">
                <text:p>Community</text:p>
              </table:table-cell>
              <table:table-cell office:value-type="string">
                <text:p>FFT</text:p>
              </table:table-cell>
              <table:table-cell office:value-type="string">
                <text:p>Ocean-C</text:p>
              </table:table-cell>
              <table:table-cell office:value-type="string">
                <text:p>Ocean-NC</text:p>
              </table:table-cell>
              <table:table-cell office:value-type="string">
                <text:p>Pagerank</text:p>
              </table:table-cell>
              <table:table-cell office:value-type="string">
                <text:p>Radiosity</text:p>
              </table:table-cell>
              <table:table-cell office:value-type="string">
                <text:p>Raytrace</text:p>
              </table:table-cell>
              <table:table-cell office:value-type="string">
                <text:p>SSSP</text:p>
              </table:table-cell>
              <table:table-cell office:value-type="string">
                <text:p>Streamcluster</text:p>
              </table:table-cell>
              <table:table-cell office:value-type="string">
                <text:p>Volrend</text:p>
              </table:table-cell>
              <table:table-cell office:value-type="string">
                <text:p>Water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</table:table-cell>
              <table:table-cell office:value-type="float" office:value="39.1379210164267">
                <text:p>39.1379210164267</text:p>
              </table:table-cell>
              <table:table-cell office:value-type="float" office:value="49.7079788918652">
                <text:p>49.7079788918652</text:p>
              </table:table-cell>
              <table:table-cell office:value-type="float" office:value="0.835660580021482">
                <text:p>0.835660580021482</text:p>
              </table:table-cell>
              <table:table-cell office:value-type="float" office:value="155.039521514921">
                <text:p>155.039521514921</text:p>
              </table:table-cell>
              <table:table-cell office:value-type="float" office:value="48.0748579634139">
                <text:p>48.0748579634139</text:p>
              </table:table-cell>
              <table:table-cell office:value-type="float" office:value="2.12288401253918">
                <text:p>2.12288401253918</text:p>
              </table:table-cell>
              <table:table-cell office:value-type="float" office:value="1.04360465116279">
                <text:p>1.04360465116279</text:p>
              </table:table-cell>
              <table:table-cell office:value-type="float" office:value="2.14072847682119">
                <text:p>2.14072847682119</text:p>
              </table:table-cell>
              <table:table-cell office:value-type="float" office:value="1.78638927551095">
                <text:p>1.78638927551095</text:p>
              </table:table-cell>
              <table:table-cell office:value-type="float" office:value="0.980806142034549">
                <text:p>0.980806142034549</text:p>
              </table:table-cell>
              <table:table-cell office:value-type="float" office:value="0.992141453831041">
                <text:p>0.992141453831041</text:p>
              </table:table-cell>
              <table:table-cell office:value-type="float" office:value="1.11313868613139">
                <text:p>1.11313868613139</text:p>
              </table:table-cell>
              <table:table-cell office:value-type="float" office:value="2.53917910447761">
                <text:p>2.53917910447761</text:p>
              </table:table-cell>
              <table:table-cell office:value-type="float" office:value="1.07467166979362">
                <text:p>1.07467166979362</text:p>
              </table:table-cell>
              <table:table-cell office:value-type="float" office:value="129.950103950104">
                <text:p>129.950103950104</text:p>
              </table:table-cell>
            </table:table-row>
            <table:table-row>
              <table:table-cell office:value-type="string">
                <text:p>Fuzzy-Toke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ken</text:p>
              </table:table-cell>
              <table:table-cell office:value-type="float" office:value="0.920821114369501">
                <text:p>0.920821114369501</text:p>
              </table:table-cell>
              <table:table-cell office:value-type="float" office:value="1.32135306553911">
                <text:p>1.32135306553911</text:p>
              </table:table-cell>
              <table:table-cell office:value-type="float" office:value="13.7218045112782">
                <text:p>13.7218045112782</text:p>
              </table:table-cell>
              <table:table-cell office:value-type="float" office:value="0.956653140586694">
                <text:p>0.956653140586694</text:p>
              </table:table-cell>
              <table:table-cell office:value-type="float" office:value="0.0221327339701567">
                <text:p>0.0221327339701567</text:p>
              </table:table-cell>
              <table:table-cell office:value-type="float" office:value="3.62633228840125">
                <text:p>3.62633228840125</text:p>
              </table:table-cell>
              <table:table-cell office:value-type="float" office:value="5.50290697674419">
                <text:p>5.50290697674419</text:p>
              </table:table-cell>
              <table:table-cell office:value-type="float" office:value="3.40976821192053">
                <text:p>3.40976821192053</text:p>
              </table:table-cell>
              <table:table-cell office:value-type="float" office:value="0.999780235880155">
                <text:p>0.999780235880155</text:p>
              </table:table-cell>
              <table:table-cell office:value-type="float" office:value="9.57581573896353">
                <text:p>9.57581573896353</text:p>
              </table:table-cell>
              <table:table-cell office:value-type="float" office:value="7.46758349705305">
                <text:p>7.46758349705305</text:p>
              </table:table-cell>
              <table:table-cell office:value-type="float" office:value="6.80656934306569">
                <text:p>6.80656934306569</text:p>
              </table:table-cell>
              <table:table-cell office:value-type="float" office:value="1.05970149253731">
                <text:p>1.05970149253731</text:p>
              </table:table-cell>
              <table:table-cell office:value-type="float" office:value="0.93833646028768">
                <text:p>0.93833646028768</text:p>
              </table:table-cell>
              <table:table-cell office:value-type="float" office:value="1.04158004158004">
                <text:p>1.04158004158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237cm" svg:height="9.786cm" xlink:href=".." xlink:type="simple" chart:class="chart:bar" chart:style-name="ch1">
        <chart:title svg:x="16.247cm" svg:y="0.331cm" chart:style-name="ch2">
          <text:p>Benchmarks</text:p>
        </chart:title>
        <chart:legend chart:legend-position="end" svg:x="32.471cm" svg:y="4.108cm" style:legend-expansion="high" chart:style-name="ch3"/>
        <chart:plot-area chart:style-name="ch4" table:cell-range-address="'iter 2'.A4:'iter 2'.O7" chart:data-source-has-labels="both" svg:x="1.903cm" svg:y="1.331cm" svg:width="29.864cm" svg:height="8.26cm">
          <chartooo:coordinate-region svg:x="3.001cm" svg:y="1.526cm" svg:width="28.766cm" svg:height="7.426cm"/>
          <chart:axis chart:dimension="x" chart:name="primary-x" chart:style-name="ch5" chartooo:axis-type="auto">
            <chartooo:date-scale/>
            <chart:categories table:cell-range-address="'iter 2'.B4:'iter 2'.O4"/>
          </chart:axis>
          <chart:axis chart:dimension="y" chart:name="primary-y" chart:style-name="ch6">
            <chart:title svg:x="0.451cm" svg:y="7.76cm" chart:style-name="ch7">
              <text:p>Average packet latency</text:p>
            </chart:title>
            <chart:grid chart:style-name="ch8" chart:class="major"/>
          </chart:axis>
          <chart:series chart:style-name="ch9" chart:values-cell-range-address="'iter 2'.B5:'iter 2'.O5" chart:label-cell-address="'iter 2'.A5:'iter 2'.A5" chart:class="chart:bar">
            <chart:data-point chart:repeated="14"/>
          </chart:series>
          <chart:series chart:style-name="ch10" chart:values-cell-range-address="'iter 2'.B6:'iter 2'.O6" chart:label-cell-address="'iter 2'.A6:'iter 2'.A6" chart:class="chart:bar">
            <chart:data-point chart:repeated="14"/>
          </chart:series>
          <chart:series chart:style-name="ch11" chart:values-cell-range-address="'iter 2'.B7:'iter 2'.O7" chart:label-cell-address="'iter 2'.A7:'iter 2'.A7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'iter 2'.B4:'iter 2'.O4</svg:desc>
                </draw:g>
              </table:table-cell>
              <table:table-cell office:value-type="string">
                <text:p>Bodytrack</text:p>
              </table:table-cell>
              <table:table-cell office:value-type="string">
                <text:p>Canneal</text:p>
              </table:table-cell>
              <table:table-cell office:value-type="string">
                <text:p>CC</text:p>
              </table:table-cell>
              <table:table-cell office:value-type="string">
                <text:p>FFT</text:p>
              </table:table-cell>
              <table:table-cell office:value-type="string">
                <text:p>Ocean-C</text:p>
              </table:table-cell>
              <table:table-cell office:value-type="string">
                <text:p>Ocean-NC</text:p>
              </table:table-cell>
              <table:table-cell office:value-type="string">
                <text:p>Pagerank</text:p>
              </table:table-cell>
              <table:table-cell office:value-type="string">
                <text:p>Radiosity</text:p>
              </table:table-cell>
              <table:table-cell office:value-type="string">
                <text:p>Raytrace</text:p>
              </table:table-cell>
              <table:table-cell office:value-type="string">
                <text:p>SSSP</text:p>
              </table:table-cell>
              <table:table-cell office:value-type="string">
                <text:p>Streamcluster</text:p>
              </table:table-cell>
              <table:table-cell office:value-type="string">
                <text:p>Volrend</text:p>
              </table:table-cell>
              <table:table-cell office:value-type="string">
                <text:p>Water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iter 2'.A5:'iter 2'.A5</svg:desc>
                </draw:g>
              </table:table-cell>
              <table:table-cell office:value-type="float" office:value="13346.0310666015">
                <text:p>13346.0310666015</text:p>
                <draw:g>
                  <svg:desc>'iter 2'.B5:'iter 2'.O5</svg:desc>
                </draw:g>
              </table:table-cell>
              <table:table-cell office:value-type="float" office:value="26796.7">
                <text:p>26796.7</text:p>
              </table:table-cell>
              <table:table-cell office:value-type="float" office:value="7.78383">
                <text:p>7.78383</text:p>
              </table:table-cell>
              <table:table-cell office:value-type="float" office:value="153585">
                <text:p>153585</text:p>
              </table:table-cell>
              <table:table-cell office:value-type="float" office:value="35.3921">
                <text:p>35.3921</text:p>
              </table:table-cell>
              <table:table-cell office:value-type="float" office:value="7.15958">
                <text:p>7.15958</text:p>
              </table:table-cell>
              <table:table-cell office:value-type="float" office:value="26.0109">
                <text:p>26.0109</text:p>
              </table:table-cell>
              <table:table-cell office:value-type="float" office:value="24911.5">
                <text:p>24911.5</text:p>
              </table:table-cell>
              <table:table-cell office:value-type="float" office:value="5.14247">
                <text:p>5.14247</text:p>
              </table:table-cell>
              <table:table-cell office:value-type="float" office:value="5.0566">
                <text:p>5.0566</text:p>
              </table:table-cell>
              <table:table-cell office:value-type="float" office:value="6.07252">
                <text:p>6.07252</text:p>
              </table:table-cell>
              <table:table-cell office:value-type="float" office:value="1397.67">
                <text:p>1397.67</text:p>
              </table:table-cell>
              <table:table-cell office:value-type="float" office:value="86734.3">
                <text:p>86734.3</text:p>
              </table:table-cell>
              <table:table-cell office:value-type="float" office:value="62712.2">
                <text:p>62712.2</text:p>
              </table:table-cell>
            </table:table-row>
            <table:table-row>
              <table:table-cell office:value-type="string">
                <text:p>Fuzzy-Token</text:p>
                <draw:g>
                  <svg:desc>'iter 2'.A6:'iter 2'.A6</svg:desc>
                </draw:g>
              </table:table-cell>
              <table:table-cell office:value-type="float" office:value="341">
                <text:p>341</text:p>
                <draw:g>
                  <svg:desc>'iter 2'.B6:'iter 2'.O6</svg:desc>
                </draw:g>
              </table:table-cell>
              <table:table-cell office:value-type="float" office:value="510.849">
                <text:p>510.849</text:p>
              </table:table-cell>
              <table:table-cell office:value-type="float" office:value="9.3154">
                <text:p>9.3154</text:p>
              </table:table-cell>
              <table:table-cell office:value-type="float" office:value="946.32">
                <text:p>946.32</text:p>
              </table:table-cell>
              <table:table-cell office:value-type="float" office:value="15.9506">
                <text:p>15.9506</text:p>
              </table:table-cell>
              <table:table-cell office:value-type="float" office:value="6.88141">
                <text:p>6.88141</text:p>
              </table:table-cell>
              <table:table-cell office:value-type="float" office:value="12.0884">
                <text:p>12.0884</text:p>
              </table:table-cell>
              <table:table-cell office:value-type="float" office:value="13651.7">
                <text:p>13651.7</text:p>
              </table:table-cell>
              <table:table-cell office:value-type="float" office:value="5.21609">
                <text:p>5.21609</text:p>
              </table:table-cell>
              <table:table-cell office:value-type="float" office:value="5.09935">
                <text:p>5.09935</text:p>
              </table:table-cell>
              <table:table-cell office:value-type="float" office:value="5.48939">
                <text:p>5.48939</text:p>
              </table:table-cell>
              <table:table-cell office:value-type="float" office:value="536.527">
                <text:p>536.527</text:p>
              </table:table-cell>
              <table:table-cell office:value-type="float" office:value="79950.2">
                <text:p>79950.2</text:p>
              </table:table-cell>
              <table:table-cell office:value-type="float" office:value="481.614">
                <text:p>481.614</text:p>
              </table:table-cell>
            </table:table-row>
            <table:table-row>
              <table:table-cell office:value-type="string">
                <text:p>Token</text:p>
                <draw:g>
                  <svg:desc>'iter 2'.A7:'iter 2'.A7</svg:desc>
                </draw:g>
              </table:table-cell>
              <table:table-cell office:value-type="float" office:value="314">
                <text:p>314</text:p>
                <draw:g>
                  <svg:desc>'iter 2'.B7:'iter 2'.O7</svg:desc>
                </draw:g>
              </table:table-cell>
              <table:table-cell office:value-type="float" office:value="675.925">
                <text:p>675.925</text:p>
              </table:table-cell>
              <table:table-cell office:value-type="float" office:value="127.754">
                <text:p>127.754</text:p>
              </table:table-cell>
              <table:table-cell office:value-type="float" office:value="905.301">
                <text:p>905.301</text:p>
              </table:table-cell>
              <table:table-cell office:value-type="float" office:value="57.8449">
                <text:p>57.8449</text:p>
              </table:table-cell>
              <table:table-cell office:value-type="float" office:value="37.8632">
                <text:p>37.8632</text:p>
              </table:table-cell>
              <table:table-cell office:value-type="float" office:value="41.1945">
                <text:p>41.1945</text:p>
              </table:table-cell>
              <table:table-cell office:value-type="float" office:value="13648.4">
                <text:p>13648.4</text:p>
              </table:table-cell>
              <table:table-cell office:value-type="float" office:value="49.8954">
                <text:p>49.8954</text:p>
              </table:table-cell>
              <table:table-cell office:value-type="float" office:value="38.0199">
                <text:p>38.0199</text:p>
              </table:table-cell>
              <table:table-cell office:value-type="float" office:value="37.3046">
                <text:p>37.3046</text:p>
              </table:table-cell>
              <table:table-cell office:value-type="float" office:value="568.072">
                <text:p>568.072</text:p>
              </table:table-cell>
              <table:table-cell office:value-type="float" office:value="75020.8">
                <text:p>75020.8</text:p>
              </table:table-cell>
              <table:table-cell office:value-type="float" office:value="501.592">
                <text:p>501.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3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aximum="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3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237cm" svg:height="8.241cm" xlink:href=".." xlink:type="simple" chart:class="chart:bar" chart:style-name="ch1">
        <chart:title svg:x="15.065cm" svg:y="0.3cm" chart:style-name="ch2">
          <text:p>Normalized benchmarks</text:p>
        </chart:title>
        <chart:legend chart:legend-position="end" svg:x="32.471cm" svg:y="3.335cm" style:legend-expansion="high" chart:style-name="ch3"/>
        <chart:plot-area chart:style-name="ch4" table:cell-range-address="'iter 2'.A11:'iter 2'.O14" chart:data-source-has-labels="both" svg:x="1.903cm" svg:y="1.269cm" svg:width="29.864cm" svg:height="6.808cm">
          <chartooo:coordinate-region svg:x="2.683cm" svg:y="1.464cm" svg:width="29.084cm" svg:height="5.974cm"/>
          <chart:axis chart:dimension="x" chart:name="primary-x" chart:style-name="ch5" chartooo:axis-type="auto">
            <chartooo:date-scale/>
            <chart:categories table:cell-range-address="'iter 2'.B11:'iter 2'.O11"/>
          </chart:axis>
          <chart:axis chart:dimension="y" chart:name="primary-y" chart:style-name="ch6">
            <chart:title svg:x="0.451cm" svg:y="8.136cm" chart:style-name="ch7">
              <text:p>Normalized average packet latency</text:p>
            </chart:title>
            <chart:grid chart:style-name="ch8" chart:class="major"/>
          </chart:axis>
          <chart:series chart:style-name="ch9" chart:values-cell-range-address="'iter 2'.B12:'iter 2'.O12" chart:label-cell-address="'iter 2'.A12:'iter 2'.A12" chart:class="chart:bar">
            <chart:data-point chart:style-name="ch10"/>
            <chart:data-point chart:repeated="3"/>
            <chart:data-point chart:style-name="ch10"/>
            <chart:data-point chart:repeated="9"/>
          </chart:series>
          <chart:series chart:style-name="ch11" chart:values-cell-range-address="'iter 2'.B13:'iter 2'.O13" chart:label-cell-address="'iter 2'.A13:'iter 2'.A13" chart:class="chart:bar">
            <chart:data-point chart:repeated="4"/>
            <chart:data-point chart:style-name="ch10"/>
            <chart:data-point chart:repeated="9"/>
          </chart:series>
          <chart:series chart:style-name="ch12" chart:values-cell-range-address="'iter 2'.B14:'iter 2'.O14" chart:label-cell-address="'iter 2'.A14:'iter 2'.A14" chart:class="chart:bar">
            <chart:data-point chart:repeated="2"/>
            <chart:data-point chart:style-name="ch1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'iter 2'.B11:'iter 2'.O11</svg:desc>
                </draw:g>
              </table:table-cell>
              <table:table-cell office:value-type="string">
                <text:p>Bodytrack</text:p>
              </table:table-cell>
              <table:table-cell office:value-type="string">
                <text:p>Canneal</text:p>
              </table:table-cell>
              <table:table-cell office:value-type="string">
                <text:p>CC</text:p>
              </table:table-cell>
              <table:table-cell office:value-type="string">
                <text:p>FFT</text:p>
              </table:table-cell>
              <table:table-cell office:value-type="string">
                <text:p>Ocean-C</text:p>
              </table:table-cell>
              <table:table-cell office:value-type="string">
                <text:p>Ocean-NC</text:p>
              </table:table-cell>
              <table:table-cell office:value-type="string">
                <text:p>Pagerank</text:p>
              </table:table-cell>
              <table:table-cell office:value-type="string">
                <text:p>Radiosity</text:p>
              </table:table-cell>
              <table:table-cell office:value-type="string">
                <text:p>Raytrace</text:p>
              </table:table-cell>
              <table:table-cell office:value-type="string">
                <text:p>SSSP</text:p>
              </table:table-cell>
              <table:table-cell office:value-type="string">
                <text:p>Streamcluster</text:p>
              </table:table-cell>
              <table:table-cell office:value-type="string">
                <text:p>Volrend</text:p>
              </table:table-cell>
              <table:table-cell office:value-type="string">
                <text:p>Water</text:p>
              </table:table-cell>
            </table:table-row>
          </table:table-header-rows>
          <table:table-rows>
            <table:table-row>
              <table:table-cell office:value-type="string">
                <text:p>BRS</text:p>
                <draw:g>
                  <svg:desc>'iter 2'.A12:'iter 2'.A12</svg:desc>
                </draw:g>
              </table:table-cell>
              <table:table-cell office:value-type="float" office:value="39.1379210164267">
                <text:p>39.1379210164267</text:p>
                <draw:g>
                  <svg:desc>'iter 2'.B12:'iter 2'.O12</svg:desc>
                </draw:g>
              </table:table-cell>
              <table:table-cell office:value-type="float" office:value="52.4552264955006">
                <text:p>52.4552264955006</text:p>
              </table:table-cell>
              <table:table-cell office:value-type="float" office:value="0.835587307039955">
                <text:p>0.835587307039955</text:p>
              </table:table-cell>
              <table:table-cell office:value-type="float" office:value="162.297108800406">
                <text:p>162.297108800406</text:p>
              </table:table-cell>
              <table:table-cell office:value-type="float" office:value="2.21885697089765">
                <text:p>2.21885697089765</text:p>
              </table:table-cell>
              <table:table-cell office:value-type="float" office:value="1.04042340159938">
                <text:p>1.04042340159938</text:p>
              </table:table-cell>
              <table:table-cell office:value-type="float" office:value="2.15172396677807">
                <text:p>2.15172396677807</text:p>
              </table:table-cell>
              <table:table-cell office:value-type="float" office:value="1.8247910516639">
                <text:p>1.8247910516639</text:p>
              </table:table-cell>
              <table:table-cell office:value-type="float" office:value="0.98588597972811">
                <text:p>0.98588597972811</text:p>
              </table:table-cell>
              <table:table-cell office:value-type="float" office:value="0.991616578583545">
                <text:p>0.991616578583545</text:p>
              </table:table-cell>
              <table:table-cell office:value-type="float" office:value="1.10622856091478">
                <text:p>1.10622856091478</text:p>
              </table:table-cell>
              <table:table-cell office:value-type="float" office:value="2.60503199279813">
                <text:p>2.60503199279813</text:p>
              </table:table-cell>
              <table:table-cell office:value-type="float" office:value="1.08485407165961">
                <text:p>1.08485407165961</text:p>
              </table:table-cell>
              <table:table-cell office:value-type="float" office:value="130.212576876918">
                <text:p>130.212576876918</text:p>
              </table:table-cell>
            </table:table-row>
            <table:table-row>
              <table:table-cell office:value-type="string">
                <text:p>Fuzzy-Token</text:p>
                <draw:g>
                  <svg:desc>'iter 2'.A13:'iter 2'.A13</svg:desc>
                </draw:g>
              </table:table-cell>
              <table:table-cell office:value-type="float" office:value="1">
                <text:p>1</text:p>
                <draw:g>
                  <svg:desc>'iter 2'.B13:'iter 2'.O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ken</text:p>
                <draw:g>
                  <svg:desc>'iter 2'.A14:'iter 2'.A14</svg:desc>
                </draw:g>
              </table:table-cell>
              <table:table-cell office:value-type="float" office:value="0.920821114369501">
                <text:p>0.920821114369501</text:p>
                <draw:g>
                  <svg:desc>'iter 2'.B14:'iter 2'.O14</svg:desc>
                </draw:g>
              </table:table-cell>
              <table:table-cell office:value-type="float" office:value="1.32314049748556">
                <text:p>1.32314049748556</text:p>
              </table:table-cell>
              <table:table-cell office:value-type="float" office:value="13.7142795800502">
                <text:p>13.7142795800502</text:p>
              </table:table-cell>
              <table:table-cell office:value-type="float" office:value="0.956654197311692">
                <text:p>0.956654197311692</text:p>
              </table:table-cell>
              <table:table-cell office:value-type="float" office:value="3.62650307825411">
                <text:p>3.62650307825411</text:p>
              </table:table-cell>
              <table:table-cell office:value-type="float" office:value="5.50224445280836">
                <text:p>5.50224445280836</text:p>
              </table:table-cell>
              <table:table-cell office:value-type="float" office:value="3.4077710863307">
                <text:p>3.4077710863307</text:p>
              </table:table-cell>
              <table:table-cell office:value-type="float" office:value="0.999758271863577">
                <text:p>0.999758271863577</text:p>
              </table:table-cell>
              <table:table-cell office:value-type="float" office:value="9.56567083773478">
                <text:p>9.56567083773478</text:p>
              </table:table-cell>
              <table:table-cell office:value-type="float" office:value="7.45583260611647">
                <text:p>7.45583260611647</text:p>
              </table:table-cell>
              <table:table-cell office:value-type="float" office:value="6.79576419237839">
                <text:p>6.79576419237839</text:p>
              </table:table-cell>
              <table:table-cell office:value-type="float" office:value="1.05879480436213">
                <text:p>1.05879480436213</text:p>
              </table:table-cell>
              <table:table-cell office:value-type="float" office:value="0.938344119214211">
                <text:p>0.938344119214211</text:p>
              </table:table-cell>
              <table:table-cell office:value-type="float" office:value="1.04148135228627">
                <text:p>1.041481352286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